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style:text-underline-style="solid" style:text-underline-width="auto" style:text-underline-color="font-color" officeooo:rsid="001d64ff" officeooo:paragraph-rsid="001d64f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bold" style:text-underline-color="font-color" officeooo:rsid="001d64ff" officeooo:paragraph-rsid="001d64f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officeooo:rsid="001d64ff" officeooo:paragraph-rsid="001d64f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2pt" style:text-underline-style="none" officeooo:rsid="001d64ff" officeooo:paragraph-rsid="001d64f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4ff" officeooo:paragraph-rsid="001d64ff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cd974" officeooo:paragraph-rsid="001cd974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êpes :</text:p>
      <text:p text:style-name="P2"/>
      <text:p text:style-name="P3">Valeurs nutritionnelles pour 100 grammes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grédients :</text:p>
      <text:p text:style-name="P3"/>
      <text:p text:style-name="P4">- 75g de fromage à tartiner (mascarpone, philadelphia, kiri…)</text:p>
      <text:p text:style-name="P4">- 2 œufs</text:p>
      <text:p text:style-name="P4">- 1/4 C. à C. de gomme de guar</text:p>
      <text:p text:style-name="P4">- 1/4 C. à S. de beurre fondu</text:p>
      <text:p text:style-name="P4">- 1/2 C. à S. de farine energus 10 (ou 1 C. à S. de farine d’amande)</text:p>
      <text:p text:style-name="P4"/>
      <text:p text:style-name="P4">Mettre dans un saladier la farine, ajoutez ensuite le beurre et le fromage à tartiner en dernier. </text:p>
      <text:p text:style-name="P4">Ajoutez l’oeuf et la gomme de guar et mélangez jusqu’à ce que le mélange soit homogène.</text:p>
      <text:p text:style-name="P4">Prenez une passoire et passez le mélange au travers pour enlevez les graines de la farine energus 10.</text:p>
      <text:p text:style-name="P4">Vous pouvez faire vos crêpes comme vous les faisiez habituellement !</text:p>
      <text:p text:style-name="P4"/>
      <text:p text:style-name="P4"/>
      <text:p text:style-name="P4"/>
      <text:p text:style-name="P4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3:15:20.802500000</meta:creation-date>
    <dc:date>2025-05-22T13:44:43.101240400</dc:date>
    <meta:editing-duration>PT7M53S</meta:editing-duration>
    <meta:editing-cycles>1</meta:editing-cycles>
    <meta:document-statistic meta:table-count="0" meta:image-count="0" meta:object-count="0" meta:page-count="1" meta:paragraph-count="12" meta:word-count="118" meta:character-count="613" meta:non-whitespace-character-count="506"/>
    <meta:generator>LibreOffice/25.2.2.2$Windows_X86_64 LibreOffice_project/7370d4be9e3cf6031a51beef54ff3bda878e3fac</meta:generator>
  </office:meta>
</office:document-meta>
</file>